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6.961cm" svg:height="2.26cm" svg:x="1.018cm" svg:y="5.548cm">
          <text:p text:style-name="P1">Atacante</text:p>
          <draw:enhanced-geometry svg:viewBox="0 0 21600 21600" draw:path-stretchpoint-x="10800" draw:path-stretchpoint-y="10800" draw:text-areas="?f3 ?f4 ?f5 ?f6" draw:extrusion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2.26cm" svg:height="2.26cm" svg:x="9.649cm" svg:y="1.794cm">
          <text:p text:style-name="P1">Amp</text:p>
          <draw:enhanced-geometry svg:viewBox="0 0 21600 21600" draw:glue-points="10800 0 3163 3163 0 10800 3163 18437 10800 21600 18437 18437 21600 10800 18437 3163" draw:text-areas="3163 3163 18437 18437" draw:extrusion="false" draw:type="ellipse" draw:enhanced-path="U 10800 10800 10800 10800 0 360 Z N"/>
        </draw:custom-shape>
        <draw:custom-shape draw:style-name="gr1" draw:text-style-name="P1" xml:id="id4" draw:id="id4" draw:layer="layout" svg:width="2.26cm" svg:height="2.26cm" svg:x="9.65cm" svg:y="4.307cm">
          <text:p text:style-name="P1">Amp</text:p>
          <draw:enhanced-geometry svg:viewBox="0 0 21600 21600" draw:glue-points="10800 0 3163 3163 0 10800 3163 18437 10800 21600 18437 18437 21600 10800 18437 3163" draw:text-areas="3163 3163 18437 18437" draw:extrusion="false" draw:type="ellipse" draw:enhanced-path="U 10800 10800 10800 10800 0 360 Z N"/>
        </draw:custom-shape>
        <draw:custom-shape draw:style-name="gr1" draw:text-style-name="P1" xml:id="id5" draw:id="id5" draw:layer="layout" svg:width="2.26cm" svg:height="2.26cm" svg:x="9.65cm" svg:y="6.82cm">
          <text:p text:style-name="P1">Amp</text:p>
          <draw:enhanced-geometry svg:viewBox="0 0 21600 21600" draw:glue-points="10800 0 3163 3163 0 10800 3163 18437 10800 21600 18437 18437 21600 10800 18437 3163" draw:text-areas="3163 3163 18437 18437" draw:extrusion="false" draw:type="ellipse" draw:enhanced-path="U 10800 10800 10800 10800 0 360 Z N"/>
        </draw:custom-shape>
        <draw:custom-shape draw:style-name="gr1" draw:text-style-name="P1" xml:id="id6" draw:id="id6" draw:layer="layout" svg:width="2.26cm" svg:height="2.26cm" svg:x="9.65cm" svg:y="9.329cm">
          <text:p text:style-name="P1">Amp</text:p>
          <draw:enhanced-geometry svg:viewBox="0 0 21600 21600" draw:glue-points="10800 0 3163 3163 0 10800 3163 18437 10800 21600 18437 18437 21600 10800 18437 3163" draw:text-areas="3163 3163 18437 18437" draw:extrusion="false" draw:type="ellipse" draw:enhanced-path="U 10800 10800 10800 10800 0 360 Z N"/>
        </draw:custom-shape>
        <draw:custom-shape draw:style-name="gr2" draw:text-style-name="P2" draw:layer="layout" svg:width="3.767cm" svg:height="11.3cm" svg:x="8.896cm" svg:y="1.041cm">
          <text:p/>
          <draw:enhanced-geometry svg:viewBox="0 0 21600 21600" draw:extrusion="false" draw:type="rectangle" draw:enhanced-path="M 0 0 L 21600 0 21600 21600 0 21600 0 0 Z N"/>
        </draw:custom-shape>
        <draw:custom-shape draw:style-name="gr1" draw:text-style-name="P1" xml:id="id3" draw:id="id3" draw:layer="layout" svg:width="6.961cm" svg:height="2.26cm" svg:x="13.575cm" svg:y="5.674cm">
          <text:p text:style-name="P1">Víctima</text:p>
          <draw:enhanced-geometry svg:viewBox="0 0 21600 21600" draw:path-stretchpoint-x="10800" draw:path-stretchpoint-y="10800" draw:text-areas="?f3 ?f4 ?f5 ?f6" draw:extrusion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7.979cm" svg:y1="6.678cm" svg:x2="8.896cm" svg:y2="6.691cm" draw:start-shape="id1" draw:start-glue-point="1" svg:d="M7979 6678h709v13h208" svg:viewBox="0 0 918 14">
          <text:p/>
        </draw:connector>
        <draw:connector draw:style-name="gr3" draw:text-style-name="P2" draw:layer="layout" draw:type="line" svg:x1="11.909cm" svg:y1="2.924cm" svg:x2="13.575cm" svg:y2="6.804cm" draw:start-shape="id2" draw:start-glue-point="10" draw:end-shape="id3" draw:end-glue-point="3" svg:d="M11909 2924l1666 3880" svg:viewBox="0 0 1667 3881">
          <text:p/>
        </draw:connector>
        <draw:connector draw:style-name="gr3" draw:text-style-name="P2" draw:layer="layout" draw:type="line" svg:x1="11.91cm" svg:y1="5.437cm" svg:x2="13.575cm" svg:y2="6.804cm" draw:start-shape="id4" draw:start-glue-point="10" draw:end-shape="id3" draw:end-glue-point="3" svg:d="M11910 5437l1665 1367" svg:viewBox="0 0 1666 1368">
          <text:p/>
        </draw:connector>
        <draw:connector draw:style-name="gr3" draw:text-style-name="P2" draw:layer="layout" draw:type="line" svg:x1="11.91cm" svg:y1="7.95cm" svg:x2="13.575cm" svg:y2="6.804cm" draw:start-shape="id5" draw:start-glue-point="10" draw:end-shape="id3" draw:end-glue-point="3" svg:d="M11910 7950l1665-1146" svg:viewBox="0 0 1666 1147">
          <text:p/>
        </draw:connector>
        <draw:connector draw:style-name="gr3" draw:text-style-name="P2" draw:layer="layout" draw:type="line" svg:x1="11.91cm" svg:y1="10.459cm" svg:x2="13.575cm" svg:y2="6.804cm" draw:start-shape="id6" draw:start-glue-point="10" draw:end-shape="id3" draw:end-glue-point="3" svg:d="M11910 10459l1665-3655" svg:viewBox="0 0 1666 365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ugenio Pérez Martín</meta:initial-creator>
    <meta:creation-date>2014-08-25T18:39:01.388541311</meta:creation-date>
    <dc:date>2014-08-25T20:56:21.609771314</dc:date>
    <dc:creator>Eugenio Pérez Martín</dc:creator>
    <meta:editing-duration>PT1M21S</meta:editing-duration>
    <meta:editing-cycles>2</meta:editing-cycles>
    <meta:generator>LibreOffice/4.2.5.2$Linux_X86_64 LibreOffice_project/420m0$Build-2</meta:generator>
    <meta:document-statistic meta:object-count="12"/>
  </office:meta>
</office:document-meta>
</file>